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alibri" fo:font-size="13pt" fo:language="it" fo:country="IT" fo:font-weight="bold" officeooo:rsid="0002958b" officeooo:paragraph-rsid="0002958b" style:font-size-asian="11.3500003814697pt" style:font-weight-asian="bold" style:font-size-complex="13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libri" fo:font-size="13pt" fo:language="it" fo:country="IT" fo:font-weight="normal" officeooo:rsid="000448e8" officeooo:paragraph-rsid="000448e8" style:font-size-asian="11.3500003814697pt" style:font-weight-asian="normal" style:font-size-complex="13pt" style:font-weight-complex="normal"/>
    </style:style>
    <style:style style:name="P3" style:family="paragraph" style:parent-style-name="Standard">
      <style:text-properties style:font-name="Calibri" fo:font-size="13pt" fo:language="it" fo:country="IT" style:font-size-asian="13pt" style:font-size-complex="13pt"/>
    </style:style>
    <style:style style:name="P4" style:family="paragraph" style:parent-style-name="Standard">
      <style:paragraph-properties fo:text-align="start" style:justify-single-word="false"/>
      <style:text-properties style:font-name="Calibri" fo:font-size="12pt" fo:language="it" fo:country="IT" fo:font-style="italic" fo:font-weight="normal" officeooo:rsid="000448e8" officeooo:paragraph-rsid="000448e8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libri" fo:font-size="12pt" fo:language="it" fo:country="IT" fo:font-style="italic" fo:font-weight="normal" officeooo:rsid="00071331" officeooo:paragraph-rsid="00071331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Calibri" fo:font-size="13pt" fo:language="it" fo:country="IT" fo:font-weight="normal" officeooo:rsid="0002958b" officeooo:paragraph-rsid="0002958b" style:font-size-asian="11.3500003814697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alibri" fo:font-size="18pt" fo:language="it" fo:country="IT" fo:font-weight="bold" officeooo:rsid="000448e8" officeooo:paragraph-rsid="000448e8" style:font-size-asian="15.75pt" style:font-weight-asian="bold" style:font-size-complex="18pt" style:font-weight-complex="bold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8pt" fo:font-weight="bold" style:font-size-asian="15.75pt" style:font-weight-asian="bold" style:font-size-complex="18pt" style:font-weight-complex="bold"/>
    </style:style>
    <style:style style:name="T3" style:family="text">
      <style:text-properties officeooo:rsid="0007a4d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ccia<text:span text:style-name="T3">to</text:span> record entità: Cliente</text:p>
      <text:p text:style-name="P1"/>
      <text:p text:style-name="P3">Elenco ordinato campi entità:</text:p>
      <text:list xml:id="list3867920426" text:style-name="L1">
        <text:list-item>
          <text:p text:style-name="P6">Nome</text:p>
        </text:list-item>
        <text:list-item>
          <text:p text:style-name="P6">Cognome</text:p>
        </text:list-item>
        <text:list-item>
          <text:p text:style-name="P6">Data</text:p>
        </text:list-item>
        <text:list-item>
          <text:p text:style-name="P6">Sesso</text:p>
        </text:list-item>
        <text:list-item>
          <text:p text:style-name="P6">Cod_Fisc</text:p>
        </text:list-item>
        <text:list-item>
          <text:p text:style-name="P6">Stato</text:p>
        </text:list-item>
        <text:list-item>
          <text:p text:style-name="P6">Regione</text:p>
        </text:list-item>
        <text:list-item>
          <text:p text:style-name="P6">Provincia</text:p>
        </text:list-item>
        <text:list-item>
          <text:p text:style-name="P6">Città</text:p>
        </text:list-item>
        <text:list-item>
          <text:p text:style-name="P6">Residenza</text:p>
        </text:list-item>
        <text:list-item>
          <text:p text:style-name="P6">Num_Civ</text:p>
        </text:list-item>
        <text:list-item>
          <text:p text:style-name="P6">CAP</text:p>
        </text:list-item>
        <text:list-item>
          <text:p text:style-name="P6">Num_Tel</text:p>
        </text:list-item>
      </text:list>
      <text:p text:style-name="P2">Separatore di campo: <text:span text:style-name="T1">=</text:span></text:p>
      <text:p text:style-name="P2">Separatore di record: <text:span text:style-name="T2">\n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Ignazio Leonardo Calogero Sperandeo</text:p>
      <text:p text:style-name="P5">28/09/2024</text:p>
      <text:p text:style-name="P5">5C inf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28T14:24:25.509962262</meta:creation-date>
    <dc:date>2024-09-30T14:32:19.972327335</dc:date>
    <meta:editing-duration>PT9M18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20" meta:word-count="49" meta:character-count="251" meta:non-whitespace-character-count="235"/>
  </office:meta>
</office:document-meta>
</file>